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14.994cm"/>
    </style:style>
    <style:style style:name="gr2" style:family="graphic" style:parent-style-name="standard">
      <style:graphic-properties draw:textarea-horizontal-align="justify" draw:textarea-vertical-align="middle" draw:auto-grow-height="false" fo:min-height="4.322cm" fo:min-width="6.358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6.358cm"/>
    </style:style>
    <style:style style:name="gr4" style:family="graphic" style:parent-style-name="standard">
      <style:graphic-properties draw:textarea-horizontal-align="justify" draw:textarea-vertical-align="middle" draw:auto-grow-height="false" fo:min-height="4.322cm" fo:min-width="1.786cm"/>
    </style:style>
    <style:style style:name="gr5" style:family="graphic" style:parent-style-name="standard">
      <style:graphic-properties draw:textarea-horizontal-align="justify" draw:textarea-vertical-align="middle" draw:auto-grow-height="false" fo:min-height="4.322cm" fo:min-width="4.58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fill-color="#66ccff" draw:textarea-horizontal-align="justify" draw:textarea-vertical-align="middle" draw:auto-grow-height="false" fo:min-height="4.322cm" fo:min-width="3.056cm"/>
    </style:style>
    <style:style style:name="gr10" style:family="graphic" style:parent-style-name="standard">
      <style:graphic-properties draw:fill-color="#66ccff" draw:textarea-horizontal-align="justify" draw:textarea-vertical-align="middle" draw:auto-grow-height="false" fo:min-height="1.655cm" fo:min-width="3.056cm"/>
    </style:style>
    <style:style style:name="gr11" style:family="graphic" style:parent-style-name="standard">
      <style:graphic-properties draw:textarea-horizontal-align="justify" draw:textarea-vertical-align="middle" draw:auto-grow-height="false" fo:min-height="3.306cm" fo:min-width="15.375cm"/>
    </style:style>
    <style:style style:name="gr12" style:family="graphic" style:parent-style-name="standard">
      <style:graphic-properties draw:textarea-horizontal-align="justify" draw:textarea-vertical-align="middle" draw:auto-grow-height="false" fo:min-height="4.322cm" fo:min-width="7.882cm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7.882cm"/>
    </style:style>
    <style:style style:name="gr14" style:family="graphic" style:parent-style-name="standard">
      <style:graphic-properties draw:stroke="none" svg:stroke-color="#000000" draw:fill="none" draw:fill-color="#ffffff" fo:min-height="5.689cm"/>
    </style:style>
    <style:style style:name="gr15" style:family="graphic" style:parent-style-name="standard">
      <style:graphic-properties draw:fill="none" draw:textarea-vertical-align="middle" draw:auto-grow-height="false" fo:min-height="3.602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3.306cm" fo:min-width="17.407cm"/>
    </style:style>
    <style:style style:name="gr17" style:family="graphic" style:parent-style-name="standard">
      <style:graphic-properties draw:textarea-horizontal-align="justify" draw:textarea-vertical-align="middle" draw:auto-grow-height="false" fo:min-height="4.322cm" fo:min-width="10.833cm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10.833cm"/>
    </style:style>
    <style:style style:name="gr19" style:family="graphic" style:parent-style-name="standard">
      <style:graphic-properties draw:fill-color="#66ccff" draw:textarea-horizontal-align="justify" draw:textarea-vertical-align="middle" draw:auto-grow-height="false" fo:min-height="4.322cm" fo:min-width="1.786cm"/>
    </style:style>
    <style:style style:name="gr20" style:family="graphic" style:parent-style-name="standard">
      <style:graphic-properties draw:stroke="none" svg:stroke-color="#000000" draw:fill="none" draw:fill-color="#ffffff" fo:min-height="1.401cm"/>
    </style:style>
    <style:style style:name="gr21" style:family="graphic" style:parent-style-name="standard">
      <style:graphic-properties draw:stroke="none" svg:stroke-color="#000000" draw:fill="none" draw:fill-color="#ffffff" fo:min-height="2.6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66ccff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94cm" svg:height="3.556cm" svg:x="3.286cm" svg:y="16.875cm">
          <text:p text:style-name="P1">VMM (Virtual Box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858cm" svg:height="4.572cm" svg:x="10.017cm" svg:y="11.922cm">
          <text:p text:style-name="P1">Linux V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858cm" svg:height="1.905cm" svg:x="10.017cm" svg:y="10.017cm">
          <text:p text:style-name="P1">Labtainers / Doc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86cm" svg:height="4.572cm" svg:x="10.017cm" svg:y="5.445cm">
          <text:p text:style-name="P1">Linux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4.572cm" svg:x="13.192cm" svg:y="5.445cm">
          <text:p text:style-name="P1">Linux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4.572cm" svg:x="3.286cm" svg:y="12.049cm">
          <text:p text:style-name="P1">Windows VM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572cm" svg:height="1.016cm" svg:x="8.874cm" svg:y="4.429cm">
          <draw:text-box>
            <text:p>192.168.1.2</text:p>
          </draw:text-box>
        </draw:frame>
        <draw:frame draw:style-name="gr6" draw:text-style-name="P2" draw:layer="layout" svg:width="4.572cm" svg:height="1.016cm" svg:x="12.833cm" svg:y="4.417cm">
          <draw:text-box>
            <text:p>192.168.1.3</text:p>
          </draw:text-box>
        </draw:frame>
        <draw:frame draw:style-name="gr6" draw:text-style-name="P2" draw:layer="layout" svg:width="4.572cm" svg:height="1.016cm" svg:x="3.413cm" svg:y="10.906cm">
          <draw:text-box>
            <text:p>192.168.1.12</text:p>
          </draw:text-box>
        </draw:frame>
        <draw:line draw:style-name="gr7" draw:text-style-name="P3" draw:layer="layout" svg:x1="15.097cm" svg:y1="16.367cm" svg:x2="15.097cm" svg:y2="21.828cm">
          <text:p/>
        </draw:line>
        <draw:line draw:style-name="gr7" draw:text-style-name="P3" draw:layer="layout" svg:x1="5.699cm" svg:y1="21.828cm" svg:x2="15.097cm" svg:y2="21.828cm">
          <text:p/>
        </draw:line>
        <draw:line draw:style-name="gr7" draw:text-style-name="P3" draw:layer="layout" svg:x1="5.826cm" svg:y1="16.494cm" svg:x2="5.826cm" svg:y2="21.828cm">
          <text:p/>
        </draw:line>
        <draw:frame draw:style-name="gr8" draw:text-style-name="P2" draw:layer="layout" svg:width="7.366cm" svg:height="1.673cm" svg:x="7.477cm" svg:y="22.082cm">
          <draw:text-box>
            <text:p>Host-only network 192.168.1.0/24</text:p>
          </draw:text-box>
        </draw:frame>
      </draw:page>
      <draw:page draw:name="page2" draw:style-name="dp1" draw:master-page-name="Default">
        <draw:g>
          <draw:custom-shape draw:style-name="gr9" draw:text-style-name="P4" draw:layer="layout" svg:width="3.556cm" svg:height="4.572cm" svg:x="7.114cm" svg:y="11.35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556cm" svg:height="1.905cm" svg:x="7.114cm" svg:y="9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3.556cm" svg:height="4.572cm" svg:x="7.096cm" svg:y="4.891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2.286cm" svg:height="4.572cm" svg:x="11.825cm" svg:y="5.156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4.572cm" svg:x="14.773cm" svg:y="5.518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4.572cm" svg:x="11.544cm" svg:y="5.491cm">
          <text:p text:style-name="P1"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875cm" svg:height="3.556cm" svg:x="4.048cm" svg:y="16.875cm">
          <text:p text:style-name="P1">VM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382cm" svg:height="4.572cm" svg:x="11.317cm" svg:y="12.222cm">
          <text:p text:style-name="P1">Linux VM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382cm" svg:height="1.905cm" svg:x="11.317cm" svg:y="10.317cm">
          <text:p text:style-name="P1">Labtainers / Doc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86cm" svg:height="4.572cm" svg:x="11.317cm" svg:y="5.745cm">
          <text:p text:style-name="P1">serve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4.572cm" svg:x="14.492cm" svg:y="5.745cm">
          <text:p text:style-name="P1">router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5.097cm" svg:y1="16.875cm" svg:x2="15.097cm" svg:y2="21.828cm">
          <text:p/>
        </draw:line>
        <draw:line draw:style-name="gr7" draw:text-style-name="P3" draw:layer="layout" svg:x1="4.683cm" svg:y1="21.798cm" svg:x2="15.097cm" svg:y2="21.798cm">
          <text:p/>
        </draw:line>
        <draw:line draw:style-name="gr7" draw:text-style-name="P3" draw:layer="layout" svg:x1="6.121cm" svg:y1="16.459cm" svg:x2="6.121cm" svg:y2="21.793cm">
          <text:p/>
        </draw:line>
        <draw:frame draw:style-name="gr8" draw:text-style-name="P2" draw:layer="layout" svg:width="7.366cm" svg:height="1.673cm" svg:x="7.477cm" svg:y="22.082cm">
          <draw:text-box>
            <text:p>Host-only network </text:p>
          </draw:text-box>
        </draw:frame>
        <draw:custom-shape draw:style-name="gr4" draw:text-style-name="P1" draw:layer="layout" svg:width="2.286cm" svg:height="4.572cm" svg:x="17.413cm" svg:y="5.745cm">
          <text:p text:style-name="P1">DNS/</text:p>
          <text:p text:style-name="P1">DCHP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4" draw:layer="layout" svg:width="3.556cm" svg:height="4.572cm" svg:x="5.726cm" svg:y="11.77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556cm" svg:height="1.905cm" svg:x="5.726cm" svg:y="9.871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3.556cm" svg:height="4.572cm" svg:x="5.708cm" svg:y="5.316cm">
            <text:p text:style-name="P1"/>
            <draw:enhanced-geometry svg:viewBox="0 0 21600 21600" draw:type="rectangle" draw:enhanced-path="M 0 0 L 21600 0 21600 21600 0 21600 0 0 Z N"/>
          </draw:custom-shape>
        </draw:g>
        <draw:custom-shape draw:style-name="gr9" draw:text-style-name="P4" draw:layer="layout" svg:width="3.556cm" svg:height="4.572cm" svg:x="4.185cm" svg:y="12.286cm">
          <text:p text:style-name="P1">Linux VM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556cm" svg:height="1.905cm" svg:x="4.196cm" svg:y="10.354cm">
          <text:p text:style-name="P1">Labtainers / </text:p>
          <text:p text:style-name="P1">Doc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3.556cm" svg:height="4.572cm" svg:x="4.178cm" svg:y="5.799cm">
          <text:p text:style-name="P1">Student </text:p>
          <text:p text:style-name="P1">Work-</text:p>
          <text:p text:style-name="P1">statio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369cm" svg:y1="16.24cm" svg:x2="8.326cm" svg:y2="21.828cm">
          <text:p/>
        </draw:line>
        <draw:line draw:style-name="gr7" draw:text-style-name="P3" draw:layer="layout" svg:x1="10.02cm" svg:y1="15.986cm" svg:x2="10.026cm" svg:y2="21.828cm">
          <text:p/>
        </draw:line>
        <draw:frame draw:style-name="gr14" draw:text-style-name="P6" draw:layer="layout" svg:width="2.921cm" svg:height="5.939cm" svg:x="1cm" svg:y="6.461cm">
          <draw:text-box>
            <text:p text:style-name="P5"><text:span text:style-name="T1">IP via DHCP, MAC derived from Linux VM MAC</text:span></text:p>
          </draw:text-box>
        </draw:frame>
        <draw:custom-shape draw:style-name="gr15" draw:text-style-name="P3" draw:layer="layout" svg:width="0.508cm" svg:height="4.064cm" svg:x="3.413cm" svg:y="6.20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3" draw:style-name="dp1" draw:master-page-name="Default">
        <draw:custom-shape draw:style-name="gr9" draw:text-style-name="P4" draw:layer="layout" svg:width="3.556cm" svg:height="4.572cm" svg:x="4.402cm" svg:y="11.668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56cm" svg:height="4.572cm" svg:x="3.994cm" svg:y="12.049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4.572cm" svg:x="11.825cm" svg:y="5.1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4.572cm" svg:x="14.773cm" svg:y="5.5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4.572cm" svg:x="11.544cm" svg:y="5.4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7.907cm" svg:height="3.556cm" svg:x="2.016cm" svg:y="16.875cm">
          <text:p text:style-name="P1">VMM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1.333cm" svg:height="4.572cm" svg:x="8.366cm" svg:y="12.222cm">
          <text:p text:style-name="P1">Linux VM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.333cm" svg:height="1.905cm" svg:x="8.366cm" svg:y="10.317cm">
          <text:p text:style-name="P1">Labtainers / Dock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286cm" svg:height="4.572cm" svg:x="11.317cm" svg:y="5.745cm">
          <text:p text:style-name="P1">server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86cm" svg:height="4.572cm" svg:x="14.492cm" svg:y="5.745cm">
          <text:p text:style-name="P1">router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097cm" svg:y1="16.767cm" svg:x2="14.097cm" svg:y2="22.228cm">
          <text:p/>
        </draw:line>
        <draw:line draw:style-name="gr7" draw:text-style-name="P3" draw:layer="layout" svg:x1="3.683cm" svg:y1="22.198cm" svg:x2="14.097cm" svg:y2="22.198cm">
          <text:p/>
        </draw:line>
        <draw:line draw:style-name="gr7" draw:text-style-name="P3" draw:layer="layout" svg:x1="5.021cm" svg:y1="16.859cm" svg:x2="5.021cm" svg:y2="22.193cm">
          <text:p/>
        </draw:line>
        <draw:frame draw:style-name="gr8" draw:text-style-name="P2" draw:layer="layout" svg:width="5.588cm" svg:height="1.673cm" svg:x="7.477cm" svg:y="22.082cm">
          <draw:text-box>
            <text:p>Host-only network </text:p>
          </draw:text-box>
        </draw:frame>
        <draw:custom-shape draw:style-name="gr4" draw:text-style-name="P1" draw:layer="layout" svg:width="2.286cm" svg:height="4.572cm" svg:x="17.413cm" svg:y="5.745cm">
          <text:p text:style-name="P1">DNS/</text:p>
          <text:p text:style-name="P1">DCHP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556cm" svg:height="4.572cm" svg:x="3.54cm" svg:y="12.303cm">
          <text:p text:style-name="P1">Per-student</text:p>
          <text:p text:style-name="P1">Linux VM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223cm" svg:y1="16.621cm" svg:x2="7.226cm" svg:y2="22.228cm">
          <text:p/>
        </draw:line>
        <draw:line draw:style-name="gr7" draw:text-style-name="P3" draw:layer="layout" svg:x1="7.731cm" svg:y1="16.267cm" svg:x2="7.726cm" svg:y2="22.093cm">
          <text:p/>
        </draw:line>
        <draw:custom-shape draw:style-name="gr19" draw:text-style-name="P4" draw:layer="layout" svg:width="2.286cm" svg:height="4.572cm" svg:x="8.874cm" svg:y="5.1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286cm" svg:height="4.572cm" svg:x="8.593cm" svg:y="5.4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286cm" svg:height="4.572cm" svg:x="8.366cm" svg:y="5.699cm">
          <text:p text:style-name="P1">Student</text:p>
          <text:p text:style-name="P1">Work-</text:p>
          <text:p text:style-name="P1">stations</text:p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2.54cm" svg:height="1.651cm" svg:x="5.194cm" svg:y="21.309cm">
          <draw:text-box>
            <text:p>SSH</text:p>
          </draw:text-box>
        </draw:frame>
        <draw:frame draw:style-name="gr21" draw:text-style-name="P6" draw:layer="layout" svg:width="2.921cm" svg:height="2.92cm" svg:x="0.873cm" svg:y="13.446cm">
          <draw:text-box>
            <text:p text:style-name="P5"><text:span text:style-name="T1">IP via Labtainer DHCP</text:span></text:p>
          </draw:text-box>
        </draw:frame>
        <draw:custom-shape draw:style-name="gr15" draw:text-style-name="P3" draw:layer="layout" svg:width="0.508cm" svg:height="4.064cm" svg:x="3.014cm" svg:y="12.70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6" draw:layer="layout" svg:width="2.921cm" svg:height="4.136cm" svg:x="5.064cm" svg:y="6.462cm">
          <draw:text-box>
            <text:p text:style-name="P5"><text:span text:style-name="T1">IP &amp; password fixed &amp; offset by clone instance number</text:span></text:p>
          </draw:text-box>
        </draw:frame>
        <draw:custom-shape draw:style-name="gr15" draw:text-style-name="P3" draw:layer="layout" svg:width="0.508cm" svg:height="4.064cm" svg:x="7.715cm" svg:y="5.90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3:35:40.926242949</meta:creation-date>
    <dc:date>2018-03-26T12:42:01.147517747</dc:date>
    <meta:editing-duration>PT24M50S</meta:editing-duration>
    <meta:editing-cycles>6</meta:editing-cycles>
    <meta:generator>LibreOffice/5.1.6.2$Linux_X86_64 LibreOffice_project/10m0$Build-2</meta:generator>
    <meta:document-statistic meta:object-count="67"/>
  </office:meta>
</office:document-meta>
</file>